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6_12-16-43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819335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6_21-01-12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2-16_23-33-19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4]=&quot;&quot;;[.C4];CONCATENATE([.C4];&quot; / &quot;;[.E4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7_01-54-42_000.jpg</text:p>
          </table:table-cell>
          <table:table-cell table:style-name="ce19" office:value-type="string">
            <text:p>:m :PHOTO 寝た時刻 / 2020 / オナニー、1:00ぐらい、未了</text:p>
          </table:table-cell>
          <table:table-cell table:style-name="ce19"/>
          <table:table-cell table:style-name="ce4"/>
          <table:table-cell table:style-name="ce4" office:value-type="string">
            <text:p>N-35-35-27.516174 E-139-34-48.171386</text:p>
          </table:table-cell>
          <table:table-cell table:style-name="ce35" table:formula="of:=IF([.E5]=&quot;&quot;;[.C5];CONCATENATE([.C5];&quot; / &quot;;[.E5]))" office:value-type="string" office:string-value=":m :PHOTO 寝た時刻 / 2020 / オナニー、1:00ぐらい、未了">
            <text:p>:m :PHOTO 寝た時刻 / 2020 / オナニー、1:00ぐらい、未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7_10-25-32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30.152893 E-139-34-47.017822</text:p>
          </table:table-cell>
          <table:table-cell table:style-name="ce35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7_10-25-56_000.jpg</text:p>
          </table:table-cell>
          <table:table-cell table:style-name="ce20" office:value-type="string">
            <text:p>:m :lets / action activity / やること / topic=学ぶもの：歴史,add=思想も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7]=&quot;&quot;;[.C7];CONCATENATE([.C7];&quot; / &quot;;[.E7]))" office:value-type="string" office:string-value=":m :lets / action activity / やること / topic=学ぶもの：歴史,add=思想も">
            <text:p>:m :lets / action activity / やること / topic=学ぶもの：歴史,add=思想も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7_10-26-12_000.jpg</text:p>
          </table:table-cell>
          <table:table-cell table:style-name="ce18" office:value-type="string">
            <text:p>:m :尺八,shakuhachi,bamboo 1*1 / session-memo / s.1:key=Em,R=~,score=+,for=~,genr=f-N:relay-??,i.f.=「八戸小唄」 (2):genr=f-N,score+,key=Dm</text:p>
          </table:table-cell>
          <table:table-cell table:style-name="ce18"/>
          <table:table-cell table:style-name="ce4"/>
          <table:table-cell table:style-name="ce4" office:value-type="string">
            <text:p>N-35-35-26.293945 E-139-34-49.379882</text:p>
          </table:table-cell>
          <table:table-cell table:style-name="ce35" table:formula="of:=IF([.E8]=&quot;&quot;;[.C8];CONCATENATE([.C8];&quot; / &quot;;[.E8]))" office:value-type="string" office:string-value=":m :尺八,shakuhachi,bamboo 1*1 / session-memo / s.1:key=Em,R=~,score=+,for=~,genr=f-N:relay-??,i.f.=「八戸小唄」 (2):genr=f-N,score+,key=Dm">
            <text:p>:m :尺八,shakuhachi,bamboo 1*1 / session-memo / s.1:key=Em,R=~,score=+,for=~,genr=f-N:relay-??,i.f.=「八戸小唄」 (2):genr=f-N,score+,key=Dm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2021/02/17</text:date>, <text:time>11:5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7T11:52:43.25</dc:date>
    <dc:creator>iwabuchi ken</dc:creator>
    <meta:editing-duration>P31DT9H25M21S</meta:editing-duration>
    <meta:editing-cycles>11690</meta:editing-cycles>
    <meta:document-statistic meta:table-count="1" meta:cell-count="444" meta:object-count="0"/>
  </office:meta>
</office:document-meta>
</file>